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Mangal1" svg:font-family="Mangal"/>
    <style:font-face style:name="Times New Roman" svg:font-family="'Times New Roman'" style:font-family-generic="roman" style:font-pitch="variable"/>
    <style:font-face style:name="FlemishScript BT" svg:font-family="'FlemishScript BT'" style:font-family-generic="script" style:font-pitch="variable"/>
    <style:font-face style:name="Arial" svg:font-family="Arial" style:font-family-generic="swiss" style:font-pitch="variable"/>
    <style:font-face style:name="Verdana" svg:font-family="Verdana" style:font-family-generic="swiss" style:font-pitch="variable"/>
    <style:font-face style:name="Vijaya" svg:font-family="Vijay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97cm" table:align="left"/>
    </style:style>
    <style:style style:name="Table1.A" style:family="table-column">
      <style:table-column-properties style:column-width="8.484cm"/>
    </style:style>
    <style:style style:name="Table1.B" style:family="table-column">
      <style:table-column-properties style:column-width="8.486cm"/>
    </style:style>
    <style:style style:name="Table1.A1" style:family="table-cell">
      <style:table-cell-properties fo:padding="0.3cm" fo:border-left="0.002cm solid #000000" fo:border-right="none" fo:border-top="0.002cm solid #000000" fo:border-bottom="0.002cm solid #000000"/>
    </style:style>
    <style:style style:name="Table1.B1" style:family="table-cell">
      <style:table-cell-properties fo:padding="0.3cm" fo:border="0.002cm solid #000000"/>
    </style:style>
    <style:style style:name="P1"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2"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3" style:family="paragraph" style:parent-style-name="Table_20_Contents">
      <style:paragraph-properties fo:line-height="100%" fo:text-align="start" style:justify-single-word="false"/>
      <style:text-properties style:font-name="Verdana" fo:font-size="6pt" fo:font-weight="bold" style:font-size-asian="6pt" style:font-weight-asian="bold" style:font-size-complex="6pt" style:font-weight-complex="bold"/>
    </style:style>
    <style:style style:name="P4" style:family="paragraph" style:parent-style-name="Table_20_Contents">
      <style:paragraph-properties fo:line-height="100%"/>
      <style:text-properties style:font-name="Verdana" fo:font-size="6pt" fo:font-style="normal" fo:font-weight="bold" style:font-size-asian="6pt" style:font-style-asian="normal" style:font-weight-asian="bold" style:font-size-complex="6pt" style:font-style-complex="normal" style:font-weight-complex="bold"/>
    </style:style>
    <style:style style:name="P5" style:family="paragraph" style:parent-style-name="Table_20_Contents">
      <style:paragraph-properties fo:line-height="100%"/>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P6" style:family="paragraph" style:parent-style-name="Table_20_Contents">
      <style:paragraph-properties fo:text-align="center" style:justify-single-word="false"/>
      <style:text-properties style:font-name="Vijaya" fo:font-size="13pt" fo:font-weight="normal" style:font-size-asian="13pt" style:font-weight-asian="normal" style:font-size-complex="13pt" style:font-weight-complex="normal"/>
    </style:style>
    <style:style style:name="P7" style:family="paragraph" style:parent-style-name="Table_20_Contents">
      <style:paragraph-properties fo:line-height="100%"/>
    </style:style>
    <style:style style:name="P8" style:family="paragraph" style:parent-style-name="Table_20_Contents">
      <style:paragraph-properties fo:line-height="2cm" fo:text-align="center" style:justify-single-word="false" style:shadow="none"/>
      <style:text-properties style:font-name="FlemishScript BT" fo:font-size="60pt" fo:font-weight="bold" style:font-size-asian="60pt" style:font-weight-asian="bold" style:font-size-complex="60pt" style:font-weight-complex="bold"/>
    </style:style>
    <style:style style:name="P9"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T1" style:family="text">
      <style:text-properties style:font-name="Verdana" fo:font-size="6pt" fo:font-weight="bold" style:font-size-asian="6pt" style:font-weight-asian="bold" style:font-size-complex="6pt" style:font-weight-complex="bold"/>
    </style:style>
    <style:style style:name="T2" style:family="text">
      <style:text-properties style:font-name="Verdana" fo:font-size="6pt" style:text-underline-style="solid" style:text-underline-width="auto" style:text-underline-color="font-color" fo:font-weight="bold" style:font-size-asian="6pt" style:font-weight-asian="bold" style:font-size-complex="6pt" style:font-weight-complex="bold"/>
    </style:style>
    <style:style style:name="T3" style:family="text">
      <style:text-properties fo:font-weight="normal" style:font-weight-asian="normal" style:font-weight-complex="normal"/>
    </style:style>
    <style:style style:name="T4" style:family="text">
      <style:text-properties style:font-name="Wingdings" style:font-name-asian="Wingdings" style:font-name-complex="Wingdings"/>
    </style:style>
    <style:style style:name="T5" style:family="text">
      <style:text-properties style:font-name-asian="SimSun" style:font-name-complex="Mang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8">Le Strum</text:p>
            <text:p text:style-name="P6">Fine MIDI strumming since 2013 </text:p>
            <text:p text:style-name="P6"><text:span text:style-name="T4"> </text:span><text:span text:style-name="T5"> </text:span></text:p>
            <text:p text:style-name="P2"/>
            <text:p text:style-name="P7"><text:span text:style-name="T1">The information on this page is the </text:span><text:span text:style-name="T2">bare minimum</text:span><text:span text:style-name="T1"> needed to build the project, however you will find expanded information for LE STRUM at <text:s/></text:span><text:a xlink:type="simple" xlink:href="https://github.com/hotchk155/Voici-Le-Strum/wiki"><text:span text:style-name="T1">https://github.com/hotchk155/Voici-Le-Strum/wiki</text:span></text:a><text:span text:style-name="T1"> </text:span></text:p>
            <text:p text:style-name="P2"/>
            <text:p text:style-name="P2">Here are the component designators used on the PCB:</text:p>
            <text:p text:style-name="P2"/>
            <text:p text:style-name="P2">R1, R2 <text:span text:style-name="T3">- 220 Ohm (red-red-brown code) resistor</text:span></text:p>
            <text:p text:style-name="P1"/>
            <text:p text:style-name="P2">R4, R8 - <text:span text:style-name="T3">1 kOhm (brown-black-red code) resistor<text:tab/><text:tab/></text:span></text:p>
            <text:p text:style-name="P1"/>
            <text:p text:style-name="P2">R3, R5, R6, R7 <text:span text:style-name="T3">- 10 kOhm (brown-black-orange code) resistor</text:span></text:p>
            <text:p text:style-name="P1"/>
            <text:p text:style-name="P2">C1, C2, C3, C4, C7 - <text:span text:style-name="T3">100nF Ceramic Capacitor (104 code)</text:span></text:p>
            <text:p text:style-name="P1"/>
            <text:p text:style-name="P4">The following components must be soldered the correct way around. Use the markings on the PCB for orientation or check the above link if in doubt</text:p>
            <text:p text:style-name="P2"/>
            <text:p text:style-name="P2">C5, C6 – <text:span text:style-name="T3">4u7 electrolytic capacitor </text:span></text:p>
            <text:p text:style-name="P1"/>
            <text:p text:style-name="P2">D1<text:span text:style-name="T3">- 1N4001 Rectifier Diode </text:span></text:p>
            <text:p text:style-name="P1"/>
            <text:p text:style-name="P2">D2 – D17 <text:span text:style-name="T3">- 1N4148 Small Signal Diode </text:span></text:p>
            <text:p text:style-name="P1"/>
            <text:p text:style-name="P2">REG1 <text:span text:style-name="T3">- +5V 100mA Regulator TO92 </text:span></text:p>
            <text:p text:style-name="P1"/>
            <text:p text:style-name="P2">MIDI, PWR <text:span text:style-name="T3">- 3mm LED </text:span></text:p>
            <text:p text:style-name="P1"/>
            <text:p text:style-name="P4">Solder the IC sockets before fitting IC's. Check orientation of pin 1 notch/dimple with markings on PCB)</text:p>
            <text:p text:style-name="P5"/>
            <text:p text:style-name="P2">IC1 <text:span text:style-name="T3">- PIC16F1825 Microcontroller with LE STRUM firmware, fitted into 14 pin DIP IC socket </text:span></text:p>
            <text:p text:style-name="P1"/>
            <text:p text:style-name="P2">IC2, IC3 - <text:span text:style-name="T3">74HC595 Shift Register, fitted into 16 pin DIP IC socket </text:span></text:p>
            <text:p text:style-name="P1"/>
            <text:p text:style-name="P2">S1-S37 <text:span text:style-name="T3">- 6mm Momentary Tactile Switch </text:span></text:p>
            <text:p text:style-name="P1"/>
            <text:p text:style-name="P2">ONOFF <text:span text:style-name="T3">- Miniature slide switch</text:span></text:p>
            <text:p text:style-name="P1"/>
            <text:p text:style-name="P2">MIDI_OUT <text:span text:style-name="T3">- 5 PIN DIN socket PCB mount</text:span></text:p>
            <text:p text:style-name="P1"/>
            <text:p text:style-name="P2">ICSP <text:span text:style-name="T3">- 6 way SIL right angle pin header (optional)</text:span></text:p>
            <text:p text:style-name="P1"/>
            <text:p text:style-name="P2">STYLUS <text:span text:style-name="T3">- 4mm plug on wire</text:span></text:p>
            <text:p text:style-name="P1"/>
            <text:p text:style-name="P4">Fit the PP3 battery box last, to the underside of the PCB. Trim down all solder joints first and use the M2.5 machine screw and nut to secure it through the hole beside IC1</text:p>
            <text:p text:style-name="P5"/>
            <text:p text:style-name="P2">Attach the 4 brass pillar “legs” (20mm at front, 25mm at back) using the M3 machine screws</text:p>
            <text:p text:style-name="P1"/>
            <text:p text:style-name="P1"/>
            <text:p text:style-name="P1">LE STRUM rewards experimentation. Try playing with dynamics (Envelope attack and release) and reverb/delay effects on your synth or sound module. LE STRUM generally sounds best with big polyphony and a bit of release so that the sounds are not cut too abruptly.</text:p>
            <text:p text:style-name="P1"/>
            <text:p text:style-name="P1">If you are using any of the patches that enable "Organ Buttons", this will mean that LE STRUM is outputting on two different MIDI channels; when you press a new chord button, the chord triad immediately plays on MIDI channel 2. Notes triggered with the stylus play on MIDI channel 1. For this to work effectively you need to route channels 1 and 2 to different sounds.</text:p>
            <text:p text:style-name="P1"/>
            <text:p text:style-name="P1"/>
            <text:p text:style-name="P2">I hope you enjoy LE STRUM. If you have any problems please contact me at the following email <text:s/><text:a xlink:type="simple" xlink:href="mailto:goarpie@gmail.com">sixtyfourpixels@gmail.com</text:a> or via the site where you ordered LE STRUM</text:p>
            <text:p text:style-name="P2"/>
            <text:p text:style-name="P2">LE STRUM is an open source, open hardware project. All input is welcome, from wish-list ideas to hacks, mods and enhancements!</text:p>
            <text:p text:style-name="P2"/>
            <text:p text:style-name="P2">Cheers!</text:p>
            <text:p text:style-name="P2"/>
            <text:p text:style-name="P2">Jason Hotchk155</text:p>
          </table:table-cell>
          <table:table-cell table:style-name="Table1.B1" office:value-type="string">
            <text:p text:style-name="P8">Le Strum</text:p>
            <text:p text:style-name="P6">Fine MIDI strumming since 2013 </text:p>
            <text:p text:style-name="P6"><text:span text:style-name="T4"> </text:span><text:span text:style-name="T5"> </text:span></text:p>
            <text:p text:style-name="P2"/>
            <text:p text:style-name="P7"><text:span text:style-name="T1">The information on this page is the </text:span><text:span text:style-name="T2">bare minimum</text:span><text:span text:style-name="T1"> needed to build the project, however you will find expanded information for LE STRUM at <text:s/></text:span><text:a xlink:type="simple" xlink:href="https://github.com/hotchk155/Voici-Le-Strum/wiki"><text:span text:style-name="T1">https://github.com/hotchk155/Voici-Le-Strum/wiki</text:span></text:a><text:span text:style-name="T1"> </text:span></text:p>
            <text:p text:style-name="P2"/>
            <text:p text:style-name="P2">Here are the component designators used on the PCB:</text:p>
            <text:p text:style-name="P2"/>
            <text:p text:style-name="P2">R1, R2 <text:span text:style-name="T3">- 220 Ohm (red-red-brown code) resistor</text:span></text:p>
            <text:p text:style-name="P1"/>
            <text:p text:style-name="P2">R4, R8 - <text:span text:style-name="T3">1 kOhm (brown-black-red code) resistor<text:tab/><text:tab/></text:span></text:p>
            <text:p text:style-name="P1"/>
            <text:p text:style-name="P2">R3, R5, R6, R7 <text:span text:style-name="T3">- 10 kOhm (brown-black-orange code) resistor</text:span></text:p>
            <text:p text:style-name="P1"/>
            <text:p text:style-name="P2">C1, C2, C3, C4, C7 - <text:span text:style-name="T3">100nF Ceramic Capacitor (104 code)</text:span></text:p>
            <text:p text:style-name="P1"/>
            <text:p text:style-name="P4">The following components must be soldered the correct way around. Use the markings on the PCB for orientation or check the above link if in doubt</text:p>
            <text:p text:style-name="P2"/>
            <text:p text:style-name="P2">C5, C6 – <text:span text:style-name="T3">4u7 electrolytic capacitor </text:span></text:p>
            <text:p text:style-name="P1"/>
            <text:p text:style-name="P2">D1<text:span text:style-name="T3">- 1N4001 Rectifier Diode </text:span></text:p>
            <text:p text:style-name="P1"/>
            <text:p text:style-name="P2">D2 – D17 <text:span text:style-name="T3">- 1N4148 Small Signal Diode </text:span></text:p>
            <text:p text:style-name="P1"/>
            <text:p text:style-name="P2">REG1 <text:span text:style-name="T3">- +5V 100mA Regulator TO92 </text:span></text:p>
            <text:p text:style-name="P1"/>
            <text:p text:style-name="P2">MIDI, PWR <text:span text:style-name="T3">- 3mm LED </text:span></text:p>
            <text:p text:style-name="P1"/>
            <text:p text:style-name="P4">Solder the IC sockets before fitting IC's. Check orientation of pin 1 notch/dimple with markings on PCB)</text:p>
            <text:p text:style-name="P5"/>
            <text:p text:style-name="P2">IC1 <text:span text:style-name="T3">- PIC16F1825 Microcontroller with LE STRUM firmware, fitted into 14 pin DIP IC socket </text:span></text:p>
            <text:p text:style-name="P1"/>
            <text:p text:style-name="P2">IC2, IC3 - <text:span text:style-name="T3">74HC595 Shift Register, fitted into 16 pin DIP IC socket </text:span></text:p>
            <text:p text:style-name="P1"/>
            <text:p text:style-name="P2">S1-S37 <text:span text:style-name="T3">- 6mm Momentary Tactile Switch </text:span></text:p>
            <text:p text:style-name="P1"/>
            <text:p text:style-name="P2">ONOFF <text:span text:style-name="T3">- Miniature slide switch</text:span></text:p>
            <text:p text:style-name="P1"/>
            <text:p text:style-name="P2">MIDI_OUT <text:span text:style-name="T3">- 5 PIN DIN socket PCB mount</text:span></text:p>
            <text:p text:style-name="P1"/>
            <text:p text:style-name="P2">ICSP <text:span text:style-name="T3">- 6 way SIL right angle pin header (optional)</text:span></text:p>
            <text:p text:style-name="P1"/>
            <text:p text:style-name="P2">STYLUS <text:span text:style-name="T3">- 4mm plug on wire</text:span></text:p>
            <text:p text:style-name="P1"/>
            <text:p text:style-name="P4">Fit the PP3 battery box last, to the underside of the PCB. Trim down all solder joints first and use the M2.5 machine screw and nut to secure it through the hole beside IC1</text:p>
            <text:p text:style-name="P5"/>
            <text:p text:style-name="P2">Attach the 4 brass pillar “legs” (20mm at front, 25mm at back) using the M3 machine screws</text:p>
            <text:p text:style-name="P1"/>
            <text:p text:style-name="P1"/>
            <text:p text:style-name="P1">LE STRUM rewards experimentation. Try playing with dynamics (Envelope attack and release) and reverb/delay effects on your synth or sound module. LE STRUM generally sounds best with big polyphony and a bit of release so that the sounds are not cut too abruptly.</text:p>
            <text:p text:style-name="P1"/>
            <text:p text:style-name="P1">If you are using any of the patches that enable "Organ Buttons", this will mean that LE STRUM is outputting on two different MIDI channels; when you press a new chord button, the chord triad immediately plays on MIDI channel 2. Notes triggered with the stylus play on MIDI channel 1. For this to work effectively you need to route channels 1 and 2 to different sounds.</text:p>
            <text:p text:style-name="P1"/>
            <text:p text:style-name="P1"/>
            <text:p text:style-name="P2">I hope you enjoy LE STRUM. If you have any problems please contact me at the following email <text:s/><text:a xlink:type="simple" xlink:href="mailto:goarpie@gmail.com">sixtyfourpixels@gmail.com</text:a> or via the site where you ordered LE STRUM</text:p>
            <text:p text:style-name="P2"/>
            <text:p text:style-name="P2">LE STRUM is an open source, open hardware project. All input is welcome, from wish-list ideas to hacks, mods and enhancements!</text:p>
            <text:p text:style-name="P2"/>
            <text:p text:style-name="P2">Cheers!</text:p>
            <text:p text:style-name="P2"/>
            <text:p text:style-name="P3">Jason Hotchk155</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charset="x-symbol"/>
    <style:font-face style:name="Mangal1" svg:font-family="Mangal"/>
    <style:font-face style:name="Times New Roman" svg:font-family="'Times New Roman'" style:font-family-generic="roman" style:font-pitch="variable"/>
    <style:font-face style:name="FlemishScript BT" svg:font-family="'FlemishScript BT'" style:font-family-generic="script" style:font-pitch="variable"/>
    <style:font-face style:name="Arial" svg:font-family="Arial" style:font-family-generic="swiss" style:font-pitch="variable"/>
    <style:font-face style:name="Verdana" svg:font-family="Verdana" style:font-family-generic="swiss" style:font-pitch="variable"/>
    <style:font-face style:name="Vijaya" svg:font-family="Vijay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line-height="0.49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25T21:43:08.38</meta:creation-date>
    <meta:printed-by>Jason Hotchkiss</meta:printed-by>
    <meta:print-date>2013-06-23T19:30:34.21</meta:print-date>
    <dc:date>2015-02-04T19:29:12.38</dc:date>
    <dc:creator>Jason Hotchkiss</dc:creator>
    <meta:editing-duration>PT08H26M31S</meta:editing-duration>
    <meta:editing-cycles>42</meta:editing-cycles>
    <meta:generator>OpenOffice.org/3.2$Win32 OpenOffice.org_project/320m18$Build-9502</meta:generator>
    <meta:document-statistic meta:table-count="1" meta:image-count="0" meta:object-count="0" meta:page-count="1" meta:paragraph-count="62" meta:word-count="866" meta:character-count="4868"/>
  </office:meta>
</office:document-meta>
</file>